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772in"/>
    </style:style>
    <style:style style:name="co4" style:family="table-column">
      <style:table-column-properties fo:break-before="auto" style:column-width="0.946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ce1"/>
        <table:table-column table:style-name="co3" table:number-columns-repeated="1022" table:default-cell-style-name="ce1"/>
        <table:table-row table:style-name="ro1">
          <table:table-cell office:value-type="string">
            <text:p>0x141CFDC48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1C</text:p>
          </table:table-cell>
          <table:table-cell office:value-type="string">
            <text:p>SetMapUI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B3F</text:p>
          </table:table-cell>
          <table:table-cell office:value-type="string">
            <text:p>trigger sav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B70</text:p>
          </table:table-cell>
          <table:table-cell office:value-type="string">
            <text:p>Saving allowe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141D12F48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1">
          <table:table-cell office:value-type="string">
            <text:p>Menu Structure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0x141D146E0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[[ptr]]</text:p>
          </table:table-cell>
          <table:table-cell table:number-columns-repeated="1022"/>
        </table:table-row>
        <table:table-row table:style-name="ro1">
          <table:table-cell office:value-type="string">
            <text:p>Game Stats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88</text:p>
          </table:table-cell>
          <table:table-cell office:value-type="string">
            <text:p>Int32</text:p>
          </table:table-cell>
          <table:table-cell office:value-type="string">
            <text:p>AddHelpWhiteGhost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0x141D01FC0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[[ptr]+0x68]</text:p>
          </table:table-cell>
          <table:table-cell table:number-columns-repeated="1022"/>
        </table:table-row>
        <table:table-row table:style-name="ro1">
          <table:table-cell office:value-type="string">
            <text:p>Player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3D8</text:p>
          </table:table-cell>
          <table:table-cell office:value-type="string">
            <text:p>Int32</text:p>
          </table:table-cell>
          <table:table-cell office:value-type="string">
            <text:p>Curr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DC</text:p>
          </table:table-cell>
          <table:table-cell office:value-type="string">
            <text:p>Int32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0x141D146E0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[[ptr]+0x10]</text:p>
          </table:table-cell>
          <table:table-cell table:number-columns-repeated="1022"/>
        </table:table-row>
        <table:table-row table:style-name="ro1">
          <table:table-cell office:value-type="string">
            <text:p>Player Stats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40</text:p>
          </table:table-cell>
          <table:table-cell office:value-type="string">
            <text:p>Int32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90</text:p>
          </table:table-cell>
          <table:table-cell office:value-type="string">
            <text:p>Int32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0x141D146E0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[[ptr]+0x18]</text:p>
          </table:table-cell>
          <table:table-cell table:number-columns-repeated="1022"/>
        </table:table-row>
        <table:table-row table:style-name="ro1">
          <table:table-cell office:value-type="string">
            <text:p>Network Player struct</text:p>
          </table:table-cell>
          <table:table-cell/>
          <table:table-cell office:value-type="string">
            <text:p>0x660 siz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141D146E0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58</text:p>
          </table:table-cell>
          <table:table-cell office:value-type="string">
            <text:p>ptr</text:p>
          </table:table-cell>
          <table:table-cell office:value-type="string">
            <text:p>game optio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uncs:::</text:p>
          </table:table-cell>
          <table:table-cell table:number-columns-repeated="1023"/>
        </table:table-row>
        <table:table-row table:style-name="ro1">
          <table:table-cell office:value-type="string">
            <text:p>0x14036B820</text:p>
          </table:table-cell>
          <table:table-cell office:value-type="string">
            <text:p>int64 a1, unsigned int a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et Chr Pointer from ChrID</text:p>
          </table:table-cell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7/04/2018</text:date>, <text:time>01:5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01:49:34.41</meta:creation-date>
    <dc:date>2018-07-04T01:57:49.71</dc:date>
    <meta:editing-duration>PT5H6M19S</meta:editing-duration>
    <meta:editing-cycles>3</meta:editing-cycles>
    <meta:generator>OpenOffice/4.1.2$Win32 OpenOffice.org_project/412m3$Build-9782</meta:generator>
    <meta:document-statistic meta:table-count="3" meta:cell-count="47" meta:object-count="0"/>
  </office:meta>
</office:document-meta>
</file>